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style-name="Default"/>
          <table:table-cell table:number-columns-repeated="14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7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table:style-name="Default"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number-columns-repeated="5"/>
          <table:table-cell office:value-type="string" calcext:value-type="string">
            <text:p>+17847.49</text:p>
          </table:table-cell>
          <table:table-cell table:number-columns-repeated="1018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.00.0000</text:date>, <text:time style:data-style-name="N2" text:time-value="20:57:20.48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12T21:06:56.988000000</dc:date>
    <meta:editing-duration>P7DT19H56M32S</meta:editing-duration>
    <meta:editing-cycles>3473</meta:editing-cycles>
    <meta:document-statistic meta:table-count="6" meta:cell-count="9586" meta:object-count="0"/>
    <meta:user-defined meta:name="qrichtext">1</meta:user-defined>
  </office:meta>
</office:document-meta>
</file>